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1" style:text-align-source="fix" style:repeat-content="false" fo:border-left="0.51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1" style:text-align-source="fix" style:repeat-content="false" fo:border-left="0.51pt solid #000001" fo:border-right="0.51pt solid #000001" fo:border-top="none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1" style:text-align-source="fix" style:repeat-content="false" fo:border-left="0.51pt solid #000001" fo:border-right="0.51pt solid #000001" fo:border-top="0.06pt solid #000001"/>
      <style:paragraph-properties fo:text-align="center"/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1" style:text-align-source="fix" style:repeat-content="false" fo:border-left="0.51pt solid #000001" fo:border-right="0.51pt solid #000001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1" style:text-align-source="fix" style:repeat-content="false" fo:border-left="0.51pt solid #000001" fo:border-right="0.51pt solid #000001" fo:border-top="0.06pt solid #000001"/>
      <style:paragraph-properties fo:text-align="center"/>
      <style:text-properties fo:color="#00b05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1" style:text-align-source="fix" style:repeat-content="false" fo:border-left="0.51pt solid #000001" fo:border-right="0.51pt solid #000001" fo:border-top="0.06pt solid #000001"/>
      <style:paragraph-properties fo:text-align="center"/>
      <style:text-properties fo:color="#00b0f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1-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1-NKN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5-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5-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5-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5-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9-1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C-NKN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G-106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G-107</text:p>
          </table:table-cell>
          <table:table-cell table:style-name="ce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10-1a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10-1b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10-1c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10-1d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10-2a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10-2b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10-2c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10-3a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10-3b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10-3c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Hall A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Hall B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Hall C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A13-1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A13-3A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A13-2A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" office:value-type="string" calcext:value-type="string">
            <text:p>A13-2B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A13-2C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A13-2D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6:04:53.390301923</meta:creation-date>
    <dc:date>2019-10-15T16:06:45.834437470</dc:date>
    <meta:editing-duration>PT1M52S</meta:editing-duration>
    <meta:editing-cycles>1</meta:editing-cycles>
    <meta:document-statistic meta:table-count="1" meta:cell-count="87" meta:object-count="0"/>
    <meta:generator>LibreOffice/5.1.6.2$Linux_X86_64 LibreOffice_project/10m0$Build-2</meta:generator>
  </office:meta>
</office:document-meta>
</file>